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docker images</text:span></text:p>
      <text:p text:style-name="P1"><text:span text:style-name="Source_20_Text">docker restart my_container</text:span></text:p>
      <text:p text:style-name="Standard"><text:span text:style-name="Source_20_Text">docker build –rm</text:span></text:p>
      <text:p text:style-name="Standard"><text:span text:style-name="Source_20_Text"/></text:p>
      <text:p text:style-name="Standard"><text:span text:style-name="Source_20_Text">docker-compose up –build</text:span></text:p>
      <text:p text:style-name="Standard"><text:span text:style-name="Source_20_Text"/></text:p>
      <text:p text:style-name="Standard"><text:span text:style-name="Source_20_Text">sudo docker images</text:span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09:08:03.212077603</meta:creation-date>
    <meta:generator>LibreOffice/6.1.5.2$Linux_X86_64 LibreOffice_project/10$Build-2</meta:generator>
    <dc:date>2020-11-27T10:08:33.518340513</dc:date>
    <meta:editing-duration>PT39M58S</meta:editing-duration>
    <meta:editing-cycles>4</meta:editing-cycles>
    <meta:document-statistic meta:table-count="0" meta:image-count="0" meta:object-count="0" meta:page-count="1" meta:paragraph-count="5" meta:word-count="15" meta:character-count="103" meta:non-whitespace-character-count="93"/>
  </office:meta>
</office:document-meta>
</file>